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 style:family="paragraph" style:parent-style-name="Text_20_body">
      <style:paragraph-properties fo:margin-left="0mm" fo:margin-right="0mm" fo:text-align="center" style:justify-single-word="false" fo:text-indent="0mm" style:auto-text-indent="false"/>
    </style:style>
    <style:style style:name="P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mm" fo:margin-bottom="0mm"/>
      <style:text-properties fo:font-size="2pt" style:font-size-asian="2pt" style:font-size-complex="2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list-style-nam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list-style-name="">
      <style:paragraph-properties fo:margin-left="0mm" fo:margin-right="0mm" fo:text-indent="0mm" style:auto-text-indent="false"/>
    </style:style>
    <style:style style:name="P17" style:family="paragraph" style:parent-style-name="Heading_20_1">
      <style:paragraph-properties fo:text-align="center" style:justify-single-word="false"/>
    </style:style>
    <style:style style:name="P18" style:family="paragraph" style:parent-style-name="Heading_20_1" style:list-style-name="">
      <style:paragraph-properties fo:margin-left="0mm" fo:margin-right="0mm" fo:text-align="center" style:justify-single-word="false" fo:text-indent="0mm" style:auto-text-indent="false"/>
    </style:style>
    <style:style style:name="P19" style:family="paragraph" style:parent-style-name="Heading_20_1">
      <style:paragraph-properties fo:break-before="page"/>
    </style:style>
    <style:style style:name="P20" style:family="paragraph" style:parent-style-name="Heading_20_1" style:list-style-name="">
      <style:paragraph-properties fo:text-align="justify" style:justify-single-word="false" fo:break-before="page"/>
    </style:style>
    <style:style style:name="P21" style:family="paragraph" style:parent-style-name="Heading_20_3">
      <style:text-properties style:text-underline-style="none"/>
    </style:style>
    <style:style style:name="P22" style:family="paragraph" style:parent-style-name="Heading_20_2">
      <style:paragraph-properties fo:break-before="page"/>
    </style:style>
    <style:style style:name="P23" style:family="paragraph" style:parent-style-name="Heading_20_4">
      <style:paragraph-properties fo:text-align="center" style:justify-single-word="false"/>
    </style:style>
    <style:style style:name="P24" style:family="paragraph" style:parent-style-name="Heading_20_4">
      <style:paragraph-properties fo:text-align="center" style:justify-single-word="false"/>
      <style:text-properties fo:font-style="normal" style:font-style-asian="normal" style:font-style-complex="normal"/>
    </style:style>
    <style:style style:name="P25" style:family="paragraph" style:parent-style-name="Footer">
      <style:paragraph-properties fo:text-align="center" style:justify-single-word="false"/>
    </style:style>
    <style:style style:name="P26" style:family="paragraph" style:parent-style-name="List_20_1">
      <style:text-properties fo:font-weight="normal" style:font-weight-asian="normal" style:font-weight-complex="normal"/>
    </style:style>
    <style:style style:name="P27" style:family="paragraph" style:parent-style-name="List_20_1">
      <style:text-properties style:text-underline-style="none"/>
    </style:style>
    <style:style style:name="P28" style:family="paragraph" style:parent-style-name="List_20_1">
      <style:text-properties style:text-underline-style="none" fo:font-weight="normal" style:font-weight-asian="normal" style:font-weight-complex="normal"/>
    </style:style>
    <style:style style:name="P29" style:family="paragraph" style:parent-style-name="List_20_1" style:list-style-nam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variant="normal" fo:text-transform="none" style:use-window-font-color="true" style:font-name="Times New Roman" fo:letter-spacing="normal" fo:font-style="normal" fo:font-weight="normal"/>
    </style:style>
    <style:style style:name="T11"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2"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3" style:family="text">
      <style:text-properties fo:font-variant="normal" fo:text-transform="none" fo:font-size="12pt" fo:letter-spacing="normal" fo:font-style="normal" fo:font-weight="normal" style:font-size-asian="12pt" style:font-size-complex="12pt"/>
    </style:style>
    <style:style style:name="T14" style:family="text">
      <style:text-properties style:use-window-font-color="true" style:font-name="Times New Roman"/>
    </style:style>
    <style:style style:name="T15" style:family="text">
      <style:text-properties style:use-window-font-color="true" style:font-name="Times New Roman" fo:font-weight="normal" style:font-weight-asian="normal" style:font-weight-complex="normal"/>
    </style:style>
    <style:style style:name="T16"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text:bookmark text:name="__RefHeading__2955_1119159922"/>Masarykova univerzita<text:bookmark-end text:name="__RefHeading__2955_1119159922"/></text:h>
      <text:h text:style-name="P18" text:outline-level="1">Fakulta informatiky</text:h>
      <text:p text:style-name="P2"/>
      <text:p text:style-name="P2"/>
      <text:p text:style-name="P2"/>
      <text:p text:style-name="P2"/>
      <text:p text:style-name="P2"/>
      <text:p text:style-name="P3"/>
      <text:h text:style-name="P23" text:outline-level="4">Bakalářská práce</text:h>
      <text:p text:style-name="P2"/>
      <text:h text:style-name="P17" text:outline-level="1">Nástroje pro migraci webového archivu</text:h>
      <text:p text:style-name="P2"/>
      <text:p text:style-name="P1"/>
      <text:p text:style-name="P1"/>
      <text:p text:style-name="P1"/>
      <text:p text:style-name="P1"/>
      <text:p text:style-name="P1"/>
      <text:p text:style-name="P1"/>
      <text:p text:style-name="P1"/>
      <text:p text:style-name="P1"/>
      <text:h text:style-name="P24" text:outline-level="4">Martin Prokop<text:tab/><text:tab/><text:tab/><text:tab/><text:tab/><text:tab/><text:tab/><text:tab/>2012</text:h>
      <text:h text:style-name="P19"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0"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1">Na tomto místě chci poděkovat Mgr. Václavovi Roseckému a Ing. Petrovi Žabičkovi za pomoc při řešení této bakalářské práce.</text:h>
      <text:h text:style-name="P19"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19" text:outline-level="1"><text:bookmark text:name="__RefHeading__1469_1422318452"/>Obsah<text:bookmark-end text:name="__RefHeading__1469_1422318452"/></text:h>
      <text:p text:style-name="P4">(Doplním později)</text:p>
      <text:h text:style-name="P19"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7">Není sporu o tom, že elektronické dokumenty nesou velkou informační hodnotu. Myslím si, že není potřeba příliš váhat v tvrzení, že právě projekt WebArchiv může pro budoucnost nést podobnou hodnotu jako slavná </text:span><text:span text:style-name="T5">Encyklopedie aneb Racionální slovník věd, umění a řemesel</text:span><text:span text:style-name="T7">, vzniklá v 18. století ve Francii, nebo </text:span><text:span text:style-name="T5">Ottův slovník naučný</text:span><text:span text:style-name="T7">, publikovaný na přelomu 19. a 20. století v Čechách.</text:span></text:p>
      <text:p text:style-name="P10">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0">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0">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0">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0">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0">Závěry práce tedy budou tvořit podklady řešitelům projektu WebArchiv, pro plánování migrace webového archivu.</text:p>
      <text:h text:style-name="P19"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80292097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2"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text:soft-page-break/>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2">Dále probíhal vývoj nových nástrojů:</text:span></text:p>
      <text:list xml:id="list670532385"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5">Zprávu pro tento rok se mi bohužel nepodařilo dohledat.</text:p>
      <text:h text:style-name="Heading_20_3" text:outline-level="3">1.2.5 Rok 2004</text:h>
      <text:p text:style-name="P5">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5"><text:soft-page-break/>Řešitelé se zabývali analýzou možností dalšího vývoje softwaru pro tvorbu metadat, jednoznačné identifikace dokumentů, stahování webových zdrojů a jejich ukládání. Dále možnostmi trvalého a efektivního přístupu k uloženým datům.</text:p>
      <text:p text:style-name="P5">Bylo potřeba monitorovat vývoj technologií – zejména standardů pro metadata a formáty. Byly budovány tématické brány a konspekt. WebArchiv užíval nástroje jako NEDLIB, Heritrix. <text:span text:style-name="T6">[8]</text:span></text:p>
      <text:h text:style-name="Heading_20_3" text:outline-level="3">1.2.6 Rok 2005</text:h>
      <text:p text:style-name="P5">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6">[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3">[10]</text:span></text:p>
      <text:list xml:id="list1016475127"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1.2.8 Rok 2007</text:h>
      <text:p text:style-name="Text_20_body">V tomto roce řešitelské upravili webové stránky projektu. Důraz byl kladen hlavně na uživatelskou přívětivost. Z webu je přímý přístup k nástroji WERA, <text:soft-page-break/>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2">Tým se zabýval možností zlepšování tematických sklizní. Také se pracovalo na lokalizaci užívaných nástrojů. Prozkoumávala se i možnost průběžné analýzy sklizně.</text:span></text:p>
      <text:p text:style-name="P5">Velký význam měla analýza možnosti sklízení bohemikálních zdrojů mimo doménu CZ. Na toto téma byla zpracována i bakalářská práce s názvem<text:span text:style-name="T6"> </text:span><text:span text:style-name="Strong_20_Emphasis"><text:span text:style-name="T6">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6">, kterou zpracoval Ivan Vlček.</text:span></text:span></text:p>
      <text:p text:style-name="P5">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2">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3">[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2">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xt:soft-page-break/>technologické. Z technologického hlediska je hlavně potřeba navýšit kapacitu datových úložišť a ochranu proti ztrátě dat. V minulosti totiž několikrát došlo ke ztrátě dat v důsledku poruchy datového úložiště. <text:span text:style-name="T2">[13]</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2">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Zvyšovala se robustnost infrastruktury a řešitelé se snažili vylepšit dohled na sklizněmi. [15]</text:p>
      <text:p text:style-name="Text_20_body">V tomto roce bylo provedeno šest sklizní webů s uzavřenou smlouvou a tři <text:soft-page-break/>sklizně webů beze smlouvy. A samozřejmě proběhla i celoplošná sklizeň nad doménou CZ. Při sklizních byl nasazen nástroj DeDuplicator. Podrobnosti o nástroji zmiňuji v části práce věnované nástrojům.<text:span text:style-name="T2"> [16]</text:span></text:p>
      <text:h text:style-name="Heading_20_3" text:outline-level="3">1.2.12 Rok 2011</text:h>
      <text:p text:style-name="Text_20_body">V době práce na bakalářské práci ještě nebyla zpráva dostupná.</text:p>
      <text:h text:style-name="P22"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2">Sklizeň</text:p>
          </table:table-cell>
          <table:table-cell table:style-name="Table1.A1" office:value-type="string">
            <text:p text:style-name="P12">Počet souborů</text:p>
          </table:table-cell>
          <table:table-cell table:style-name="Table1.A1" office:value-type="string">
            <text:p text:style-name="P12">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6" text:outline-level="2"/>
      <text:h text:style-name="P22"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9">Hlavní partneři projektu WebArchiv jsou: [22]</text:p>
      <text:list xml:id="list416575160" text:continue-numbering="true" text:style-name="List_20_1">
        <text:list-item>
          <text:p text:style-name="P26">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6">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6">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text:soft-page-break/>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5">Pracovníci WebArchivu se účastní odborných konferencí </text:span><text:span text:style-name="Emphasis"><text:span text:style-name="T11">International Internet Preservation Consortium</text:span></text:span><text:span text:style-name="Emphasis"><text:span text:style-name="T11"><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1">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Řešitelé se samozřejmě věnují i tomu aby WebArchiv vešel do povědomí <text:soft-page-break/>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9" text:note-class="footnote"><text:note-citation>19</text:note-citation><text:note-body><text:p text:style-name="Footnote">Elektronický časopis dostupný na: http://www.ikaros.cz/</text:p></text:note-body></text:note></text:span><text:span text:style-name="T9">.</text:span></text:p>
      <text:p text:style-name="Text_20_body"><text:span text:style-name="T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2"><text:note text:id="ftn20" text:note-class="footnote"><text:note-citation>20</text:note-citation><text:note-body><text:p text:style-name="Footnote">Webové stránky Národní digitální knihovny dostupné na: http://www.ndk.cz/narodni-dk</text:p></text:note-body></text:note></text:span><text:span text:style-name="T2"> nelze nalézt prakticky žádné informace.</text:span></text:p>
      <text:h text:style-name="Heading_20_3" text:outline-level="3"><text:span text:style-name="T2">1.4.7 </text:span>Kritéria výběru webových zdrojů</text:h>
      <text:p text:style-name="P5">Při sklízení webových zdrojů se WebArchiv řídí předem stanovenými kriterii. Pravidelně se provádí několik druhů sklízí. Jedná se o plošnou sklizeň webových zdrojů na doméně CZ a o výběrové sklizně.</text:p>
      <text:p text:style-name="P5">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Další podmínka určující plošnou sklizeň je formát sklízených dat. Ta závisí <text:soft-page-break/>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sledování integrity zdroje – nevyplácí se sklízet neúplné webové <text:soft-page-break/>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2"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6">Autorem bakalářské práce je Filip Kusalík, který ji dokončil v roce 2009. </text:span></text:span><text:soft-page-break/><text:span text:style-name="Strong_20_Emphasis"><text:span text:style-name="T6">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6">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6">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6">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6">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6">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6">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text:soft-page-break/>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6]</text:p>
      <text:h text:style-name="P22"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5"><text:span text:style-name="T4">„Arcretriever je modul pro dodání dokumentu, jenž je součástí systému WERA. Java web aplikace na základe jména archivního souboru a pozice (offsetu) zobrazuje dokumenty vrácené z archivu.“</text:span><text:span text:style-name="T8">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6"> vyvíjí</text:span><text:span text:style-name="T13"> National and University Library of Iceland a je volně dostupný</text:span><text:span text:style-name="T13"><text:note text:id="ftn25" text:note-class="footnote"><text:note-citation>25</text:note-citation><text:note-body><text:p text:style-name="Footnote">http://deduplicator.sourceforge.net/</text:p></text:note-body></text:note></text:span><text:span text:style-name="T13">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text:soft-page-break/>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6">Filipem Kusalíkem v roce 2009 s názvem Identifikace a omezení přístupu k „nevhodným“ stránkám ve webovém archivu</text:span></text:span><text:span text:style-name="Strong_20_Emphasis"><text:span text:style-name="T6"><text:note text:id="ftn29" text:note-class="footnote"><text:note-citation>29</text:note-citation><text:note-body><text:p text:style-name="Footnote">Práce dostupná na: http://is.muni.cz/th/172849/fi_b/</text:p></text:note-body></text:note></text:span></text:span><text:span text:style-name="Strong_20_Emphasis"><text:span text:style-name="T6">.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6">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text:soft-page-break/>1.6.8 WA ADMIN</text:h>
      <text:p text:style-name="P7"><text:span text:style-name="T14">V roce 2009 realizoval Adam Brokeš WA Admin v2 v rámci své bakalářské práce </text:span><text:span text:style-name="T14">s názvem Systém pro správu procesu archivace webových informačních zdrojů</text:span><text:span text:style-name="T14"><text:note text:id="ftn31" text:note-class="footnote"><text:note-citation>31</text:note-citation><text:note-body><text:p text:style-name="Footnote">Práce dostupná na: http://is.muni.cz/th/173018/fi_b/</text:p></text:note-body></text:note></text:span><text:span text:style-name="T14">. WA Admin v2 nahradil nástroj vytvořený Lukášem Matějkou a stejně jako WA Admin sloužil pro </text:span><text:span text:style-name="T10">správu zdrojů, vydavatelů </text:span><text:span text:style-name="T10">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3">Zpřístupnění archivu českého webu</text:span></text:span><text:span text:style-name="Strong_20_Emphasis"><text:span text:style-name="T3"><text:note text:id="ftn32" text:note-class="footnote"><text:note-citation>32</text:note-citation><text:note-body><text:p text:style-name="Footnote">Práce dostupná na: http://is.muni.cz/th/49968/fi_m</text:p></text:note-body></text:note></text:span></text:span><text:span text:style-name="T3">.</text:span><text:span text:style-name="T2"> Nástroj sloužil pro průběžnou sklizeň a indexaci stažených webových zdrojů. Podrobněji se nástrojem zabývám </text:span><text:span text:style-name="T2">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6">Nástroj, který pro WebArchiv vytvořil Ivan Vlček v rámci své bakalářské práce s názvem </text:span><text:span text:style-name="Strong_20_Emphasis"><text:span text:style-name="T6">Rozpoznání a archivace českého webu mimo národní doménu</text:span></text:span><text:span text:style-name="Strong_20_Emphasis"><text:span text:style-name="T6"><text:note text:id="ftn34" text:note-class="footnote"><text:note-citation>34</text:note-citation><text:note-body><text:p text:style-name="Footnote">Práce dostupná na: http://is.muni.cz/th/172585/fi_b/</text:p></text:note-body></text:note></text:span></text:span><text:span text:style-name="T6"> v roce 2008</text:span><text:span text:style-name="Strong_20_Emphasis"><text:span text:style-name="T6">. Nástroj se v současné době používá.</text:span></text:span></text:p>
      <text:h text:style-name="Heading_20_3" text:outline-level="3"><text:soft-page-break/>1.6.12 Web Curator Tool</text:h>
      <text:p text:style-name="P7"><text:span text:style-name="T14">Nástroj vyvinutý</text:span><text:span text:style-name="T14"><text:note text:id="ftn35" text:note-class="footnote"><text:note-citation>35</text:note-citation><text:note-body><text:p text:style-name="Footnote">Webové stránky projektu WCT dostupné na: http://webcurator.sourceforge.net/</text:p></text:note-body></text:note></text:span><text:span text:style-name="T14"> v roce 2006</text:span><text:span text:style-name="T12"> National Library of New Zealand a The British Library. Nástroj slouží k řízení a stahování webových zdrojů. Stejně jako Dánský NetarchiveSuite používá Heritrix, na rozdíl od NetarchiveSuite je Heritrix jeho součástí.</text:span></text:p>
      <text:h text:style-name="P19"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2"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63788887"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1105100658"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2"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1080828405" text:continue-numbering="true" text:style-name="List_20_1">
        <text:list-item>
          <text:p text:style-name="List_20_1">Na rozdíl od formátu nedlib je soubor dobře čitelný – soubory stažených webových zdrojů jsou ukládány v archivech a členěny.</text:p>
        </text:list-item>
        <text:list-item>
          <text:p text:style-name="P28">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2">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945237770"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text:soft-page-break/>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2">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2"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5">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5">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3" text:outline-level="3">2.4.2 Výhody warc</text:h>
      <text:list xml:id="list1850126370"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2">Jedná se o ISO standard a bude jím s největší pravděpodobností i budoucnosti.</text:span></text:p>
        </text:list-item>
        <text:list-item>
          <text:p text:style-name="List_20_1"><text:soft-page-break/>Ve warc archivech se neukládají archivované soubory duplicitně. Pokud již archivovaný soubor je jednom z warc archivů tak se na něj ostatní odkazují. To přináší úsporu kapacity.</text:p>
        </text:list-item>
        <text:list-item>
          <text:p text:style-name="P27">Na rozdíl od arc archivů umožňují warc archivy ukládat nejen http odezvy, ale také původní požadavky.</text:p>
        </text:list-item>
        <text:list-item>
          <text:p text:style-name="P27">Warc umí pracovat s více protokoly: HTTP, FTP, NNTP a SMTP.</text:p>
        </text:list-item>
        <text:list-item>
          <text:p text:style-name="P27">Warc umožňují ukládat větší škálu metadat. Je možné přidávat metadata podle vlastních potřeby, což se může využít při speciálních požadavcích určených vnitřní politikou ukládání souborů.</text:p>
        </text:list-item>
        <text:list-item>
          <text:p text:style-name="P28">Nativně umožňuje kompresi dat.</text:p>
        </text:list-item>
        <text:list-item>
          <text:p text:style-name="P28"><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40" text:note-class="footnote"><text:note-citation>40</text:note-citation><text:note-body><text:p text:style-name="Footnote">Popis SHA1 RFC standardu dostupný na: http://tools.ietf.org/html/rfc3174</text:p></text:note-body></text:note></text:span><text:span text:style-name="T8"> hashovací funkcí pro jednoznačné určení stažených dokumentů.</text:span></text:p>
        </text:list-item>
      </text:list>
      <text:h text:style-name="Heading_20_3" text:outline-level="3">2.4.3 Nevýhody warc</text:h>
      <text:list xml:id="list283835783" text:continue-numbering="true" text:style-name="List_20_1">
        <text:list-item>
          <text:p text:style-name="P27">Neobsahují samoopravný kód – pokud se archiv poruší tak není možné rekonstruovat jeho obsah. To však není dáno vlastnostmi warc archivů, ale tím, že archivy se po vytvoření ještě komprimují nástrojem GZIP.</text:p>
        </text:list-item>
        <text:list-item>
          <text:p text:style-name="P27">Doposud nebyla řešena otázka, jak využít možnost ukládání větší <text:tab/>škály metadat. Za tímto účelem bude nutno provést další studie.</text:p>
        </text:list-item>
        <text:list-item>
          <text:p text:style-name="P27">Prozatím nejsou implementovány nutné nástroje na práci s warc soubory. Před jejich zavedením v projektu WebArchiv bude potřeba tyto nástroje implementovat.</text:p>
        </text:list-item>
        <text:list-item>
          <text:p text:style-name="P27">Zpětná převoditelnost z warc do arc není prozatím triviálně možná. [44] Tím pádem se nedají případné nové sklizně ve formátu warc zařadit ke starým sklizním ve formátu arc.</text:p>
        </text:list-item>
        <text:list-item>
          <text:p text:style-name="P27"><text:soft-page-break/>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19" text:outline-level="1">3 Migrace archivu z formátu arc do formátu warc</text:h>
      <text:h text:style-name="Heading_20_2" text:outline-level="2">3.1 O migraci</text:h>
      <text:p text:style-name="P5">Převod arc archivů do formátu warc je specifickýi problém. Různé instituce používají různé formáty na ukládání webových zdrojů. Většina těchto institucí bude mít právě snahu převést uložená data do formátu warc. </text:p>
      <text:p text:style-name="P5">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5">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5">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5">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5">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2" text:outline-level="2">3.2 Má vlastní migrace</text:h>
      <text:p text:style-name="Text_20_body">Migraci realizuji pomocí nastroje WARCTOOLS. První překážka před kterou budu stát je zvolení správného nástroje. Zásadní bude monitorování průběhu převodu. Z informací, které získám archivů se pokusím ukázat jaké výhody má ukládání webových zdrojů právě v novém formátu warc.</text:p>
      <text:p text:style-name="Text_20_body">Díky vlastnostem formátu warc bude potřeba v mezikroku vytvořit další metadata a provést kontrolu obsahu starých arc archivů. V následujících kapitolách se podrobněji <text:span text:style-name="T2">zabývám specifičnostmi formátů arc a warc.</text:span></text:p>
      <text:p text:style-name="P5"/>
      <text:p text:style-name="P5"/>
      <text:p text:style-name="P5">Každý warc a i arc jsem projel JHOVEM a mám tam výpisy; <text:span text:style-name="T1">POUŽITO </text:span>Mám ARC 1s; <text:span text:style-name="T1">POUŽITO </text:span>CDX index arcu 1s; <text:s/>Každým nástrojem jsem udělal warc a zkoušel warcdumpy.: Warctools 3s – neumi dump arcsouboru, Hanzo 4s, <text:tab/>KPK09 4s</text:p>
      <text:p text:style-name="P5"/>
      <text:p text:style-name="P5"/>
      <text:p text:style-name="P5"/>
      <text:p text:style-name="P5">(rozvedu)</text:p>
      <text:h text:style-name="P22" text:outline-level="2">3.3 Použité nástroje</text:h>
      <text:h text:style-name="P21" text:outline-level="3">3.3.1 JHOVE</text:h>
      <text:p text:style-name="P5">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1" text:note-class="footnote"><text:note-citation>41</text:note-citation><text:note-body><text:p text:style-name="Footnote">Webové stránky projektu JHOVE dostupné na: http://sourceforge.net/projects/jhove/</text:p></text:note-body></text:note>. V příloze F je dostupná ukázka výstupu programu JHOVE pro arc soubor.</text:p>
      <text:h text:style-name="P21" text:outline-level="3">3.3.2 JHOVE2</text:h>
      <text:p text:style-name="Text_20_body"><text:span text:style-name="T2">Program je novější verzí již zmíněného programu JHOVE. Slouží k validaci a identifikaci souborů. Program je vyvíjen v mnoha variantách</text:span><text:span text:style-name="T2"><text:note text:id="ftn42" text:note-class="footnote"><text:note-citation>42</text:note-citation><text:note-body><text:p text:style-name="Footnote">Přehled různých variant projektu dostupný na: https://bitbucket.org/jhove2/main/descendants</text:p></text:note-body></text:note></text:span><text:span text:style-name="T2"><text:note text:id="ftn43" text:note-class="footnote"><text:note-citation>43</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2"> – v rámci distribuovaného verzovacího systému Mercurial na serveru www.bitbucket.com. V příloze G a O je ukázka výstupu z nástroje pro arc a warc soubor.</text:span></text:p>
      <text:p text:style-name="P5">Protože je JHOVE2 vyvíjen mnoha lidmi, vznikají různé verze tohoto programu se specifickými druhy přidané funkcionality. Pro mé účely jsem použil oficiální verzi<text:note text:id="ftn44" text:note-class="footnote"><text:note-citation>44</text:note-citation><text:note-body><text:p text:style-name="Footnote">Webová stránka projektu JHOVE2 dostupná na: https://bitbucket.org/jhove2/</text:p></text:note-body></text:note> a dále speciální verzi<text:note text:id="ftn45" text:note-class="footnote"><text:note-citation>45</text:note-citation><text:note-body><text:p text:style-name="Footnote">Webová stránka projektu JHOVE2-BNF dostupná na: <text:s/><text:span text:style-name="T2">https://bitbucket.org/lbihanic/jhove2-bnf/overview</text:span></text:p></text:note-body></text:note>, která má zásuvný modul pro analýzu arc souborů.</text:p>
      <text:p text:style-name="P5">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5">Pro tyto účely bylo potřeba použít níže zmíněný nástoj Jpype, který umožňuje efektivně spouštět Java aplikace v rámci skriptů v jazyce Python – nástroje warctools jsou psány právě v programovacím jazyce Python. </text:p>
      <text:p text:style-name="P5"><text:soft-page-break/>Program bylo třeba předělat. Jelikož byl napsán tak, že nešel vícenásobně spouštět. Proto bylo potřeba při analýze každého souboru inicializovat znova Javu. To je, ale časově náročná akce, která vzhledem k tomu, že v archivech je velké množství souborů neúměrně zvyšuje režii převodu.</text:p>
      <text:p text:style-name="P5">Program jsem upravil tak, že jsem přidal dodatečné metody, které umožňují opakované spuštění v rámci warctools.</text:p>
      <text:p text:style-name="P4">(přiložím ukázku původní třídy JHOVE2CommandLine a pak upravené soubory)</text:p>
      <text:p text:style-name="P4">(rozvedu, vysvětlit javu, balíky atd atd.)</text:p>
      <text:h text:style-name="Heading_20_3" text:outline-level="3">3.3.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obových stránkách<text:note text:id="ftn46" text:note-class="footnote"><text:note-citation>46</text:note-citation><text:note-body><text:p text:style-name="Footnote"><text:s/>Dostupný na: http://jpype.sourceforge.net/</text:p></text:note-body></text:note> jeho vývojářů.</text:p>
      <text:h text:style-name="Heading_20_3" text:outline-level="3">3.3.4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7</text:note-citation><text:note-body><text:p text:style-name="Footnote"><text:s/>Webové stránky projektu dostupné na: http://code.google.com/p/warc-tools/</text:p></text:note-body></text:note>. Na webových stránkách projektu je dostupná dokumentace, kterou nabízím v přílohách R - U. Autoři tohoto nástroje nyní pracují na nástroji, <text:soft-page-break/>který z něj vychází. Jedná se o nástroj WARC-TOOLS / hanzo, o kterém pojednávám v následující kapitole.</text:p>
      <text:p text:style-name="Text_20_body">Nástroj jsem testoval na různých arc archivech, v několika bodech shrnu jeho vlastnosti.</text:p>
      <text:h text:style-name="Heading_20_4" text:outline-level="4">Kompatibilita s ostatními nástroji</text:h>
      <text:p text:style-name="Text_20_body">Nástroj WARCDUMP není kompatibilní s ostatními mnou testovanými nástroji.</text:p>
      <text:list xml:id="list2070547801"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54403028"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h text:style-name="Heading_20_4" text:outline-level="4">Další parametry</text:h>
      <text:list xml:id="list200955613" text:continue-numbering="true" text:style-name="List_20_1">
        <text:list-item>
          <text:p text:style-name="List_20_1">Výhodou tohoto nástroje je, že má napsané skripty pro hromadné převádění.</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
      <text:p text:style-name="P29"/>
      <text:p text:style-name="P4">(rozvedu)</text:p>
      <text:h text:style-name="Heading_20_3" text:outline-level="3">3.3.5 WARC-TOOLS / hanzo</text:h>
      <text:p text:style-name="Text_20_body">Další nástroj obsahující skripty pro převod arc souborů na warc soubory, <text:soft-page-break/>včetně nástrojů pro validaci a práci s warc soubory. Tento nástroj vyvíjí tým, který je odvozen od týmu vyvíjejícího původní WARC-TOOLS. Nástroj je také dostupný ke stažení<text:note text:id="ftn48" text:note-class="footnote"><text:note-citation>48</text:note-citation><text:note-body><text:p text:style-name="Footnote">http://code.hanzoarchives.com/warc-tools/wiki/Home</text:p></text:note-body></text:note>.</text:p>
      <text:list xml:id="list1924932590"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kpk09.</text:p>
        </text:list-item>
      </text:list>
      <text:p text:style-name="P4">(rozvedu)</text:p>
      <text:h text:style-name="Heading_20_3" text:outline-level="3">3.3.6 WARC-TOOLS / kpk09</text:h>
      <text:p text:style-name="Text_20_body">Třetí mnou testovaný nástroj na určený pro migraci arc souborů do warc souborů. Jedná se o projekt, který je vyvíjen na původním kódu WARC TOOLS / hanzo. Také je samozřejmě dostupný na webu<text:note text:id="ftn49" text:note-class="footnote"><text:note-citation>49</text:note-citation><text:note-body><text:p text:style-name="Footnote">https://bitbucket.org/kpk09/warc-tools/wiki/Home</text:p></text:note-body></text:note>.</text:p>
      <text:list xml:id="list343865029" text:continue-numbering="true" text:style-name="List_20_1">
        <text:list-item>
          <text:p text:style-name="List_20_1">Nepřevádí arc celý – převede jen textovou část, ale nepřibalí archivované soubory.</text:p>
        </text:list-item>
        <text:list-item>
          <text:p text:style-name="List_20_1">Po otestování na zkušebním vzorku je warc soubor, totožný se souborem z hanzo.</text:p>
        </text:list-item>
      </text:list>
      <text:p text:style-name="P4">(rozvedu)</text:p>
      <text:h text:style-name="P19" text:outline-level="1">4 Závěr</text:h>
      <text:h text:style-name="P19"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text:a xlink:type="simple" xlink:href="http://www.webarchiv.cz/formular-url/">http://www.webarchiv.cz/formular-url/</text:a></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P4">(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19"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oft-page-break/><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text:soft-page-break/>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ext:soft-page-break/>T. WARCTOOLS – Non-Functional Requirements </text:h>
      <text:p text:style-name="Text_20_body">Soubor je dostupný jako elektronická příloha bakalářské práce pod názvem warc_tools_nfr.pdf.</text:p>
      <text:h text:style-name="Heading_20_2" text:outline-level="2">U. WARCTOOLS – Software Requirements Specification</text:h>
      <text:p text:style-name="Text_20_body">Soubor je dostupný jako elektronická příloha bakalářské práce pod názvem warc_tools_srs.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0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40.01mm" fo:margin-right="3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49</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7:14:26</dc:date>
    <dc:creator>Martin Prokop</dc:creator>
    <meta:editing-duration>P3DT19H35M34S</meta:editing-duration>
    <meta:editing-cycles>2012</meta:editing-cycles>
    <meta:document-statistic meta:table-count="1" meta:image-count="0" meta:object-count="0" meta:page-count="52" meta:paragraph-count="598" meta:word-count="8826" meta:character-count="65621" meta:non-whitespace-character-count="57357"/>
  </office:meta>
</office:document-meta>
</file>